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Emacs Shortcuts</text:title></text:p>
      <text:p text:style-name="OrgTitle"/>
      <text:p text:style-name="OrgSubtitle"><text:initial-creator>Hadrien KLOTZ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d8d13c5">VIM</text:a></text:p>
          <text:p text:style-name="Contents_20_2"><text:a xlink:type="simple" xlink:href="#org2442749">Structuring vim sentences</text:a></text:p>
          <text:p text:style-name="Contents_20_2"><text:a xlink:type="simple" xlink:href="#org1278d63">Moving</text:a></text:p>
          <text:p text:style-name="Contents_20_2"><text:a xlink:type="simple" xlink:href="#org257913a">Deleting</text:a></text:p>
          <text:p text:style-name="Contents_20_2"><text:a xlink:type="simple" xlink:href="#org54b7b21">Inserting</text:a></text:p>
          <text:p text:style-name="Contents_20_2"><text:a xlink:type="simple" xlink:href="#org2b48ae2">Undo Redo</text:a></text:p>
          <text:p text:style-name="Contents_20_2"><text:a xlink:type="simple" xlink:href="#orgf2f3e83">Copy, paste &amp; replace</text:a></text:p>
          <text:p text:style-name="Contents_20_2"><text:a xlink:type="simple" xlink:href="#orgbd1ab5f">Search</text:a></text:p>
          <text:p text:style-name="Contents_20_2"><text:a xlink:type="simple" xlink:href="#org9e9635e">Modify file type</text:a></text:p>
          <text:p text:style-name="Contents_20_2"><text:a xlink:type="simple" xlink:href="#orgac3b1dc">Commands</text:a></text:p>
          <text:p text:style-name="Contents_20_2"><text:a xlink:type="simple" xlink:href="#org6e65926">Tips</text:a></text:p>
          <text:p text:style-name="Contents_20_1"><text:a xlink:type="simple" xlink:href="#org33fab51">Emacs</text:a></text:p>
          <text:p text:style-name="Contents_20_2"><text:a xlink:type="simple" xlink:href="#org1ec95f7">Browse internet</text:a></text:p>
          <text:p text:style-name="Contents_20_2"><text:a xlink:type="simple" xlink:href="#org922d659">Search internet</text:a></text:p>
          <text:p text:style-name="Contents_20_2"><text:a xlink:type="simple" xlink:href="#orgb28d557">Exporting file</text:a></text:p>
          <text:p text:style-name="Contents_20_2"><text:a xlink:type="simple" xlink:href="#orgd87de57">Open file</text:a></text:p>
          <text:p text:style-name="Contents_20_3"><text:a xlink:type="simple" xlink:href="#org0297452">Local</text:a></text:p>
          <text:p text:style-name="Contents_20_3"><text:a xlink:type="simple" xlink:href="#org7635f0a">SSH</text:a></text:p>
          <text:p text:style-name="Contents_20_2"><text:a xlink:type="simple" xlink:href="#orgb405f69">Remove &amp; rename file</text:a></text:p>
          <text:p text:style-name="Contents_20_2"><text:a xlink:type="simple" xlink:href="#org625d018">Split and windows manager</text:a></text:p>
          <text:p text:style-name="Contents_20_3"><text:a xlink:type="simple" xlink:href="#org05965cc">Split</text:a></text:p>
          <text:p text:style-name="Contents_20_3"><text:a xlink:type="simple" xlink:href="#org6ed141a">Delete</text:a></text:p>
          <text:p text:style-name="Contents_20_3"><text:a xlink:type="simple" xlink:href="#org7606579">Move to</text:a></text:p>
          <text:p text:style-name="Contents_20_2"><text:a xlink:type="simple" xlink:href="#orgb4e4dfb">Resize text</text:a></text:p>
          <text:p text:style-name="Contents_20_2"><text:a xlink:type="simple" xlink:href="#org616c057">Inserting links</text:a></text:p>
          <text:p text:style-name="Contents_20_2"><text:a xlink:type="simple" xlink:href="#org3d2111a">Calculating table formula</text:a></text:p>
          <text:p text:style-name="Contents_20_3"><text:a xlink:type="simple" xlink:href="#org36553f1">ou ajouter en dessous du tableau</text:a></text:p>
          <text:p text:style-name="Contents_20_3"><text:a xlink:type="simple" xlink:href="#org1e00434">Mettre à jour automatiquement (recalculer les formules)</text:a></text:p>
          <text:p text:style-name="Contents_20_2"><text:a xlink:type="simple" xlink:href="#org8ba3d5a">Showing table reference (where you are)</text:a></text:p>
          <text:p text:style-name="Contents_20_3"><text:a xlink:type="simple" xlink:href="#org2519078">Dedicated buffer</text:a></text:p>
          <text:p text:style-name="Contents_20_2"><text:a xlink:type="simple" xlink:href="#org699ebfb">Journal</text:a></text:p>
          <text:p text:style-name="Contents_20_2"><text:a xlink:type="simple" xlink:href="#orgd6bb3a7">Recherche internet</text:a></text:p>
          <text:p text:style-name="Contents_20_2"><text:a xlink:type="simple" xlink:href="#org1b23c9f">TABS</text:a></text:p>
          <text:p text:style-name="Contents_20_3"><text:a xlink:type="simple" xlink:href="#orge29f943">Create</text:a></text:p>
          <text:p text:style-name="Contents_20_3"><text:a xlink:type="simple" xlink:href="#orgebb84f7">Switch</text:a></text:p>
          <text:p text:style-name="Contents_20_3"><text:a xlink:type="simple" xlink:href="#orga74640e">Delete</text:a></text:p>
          <text:p text:style-name="Contents_20_2"><text:a xlink:type="simple" xlink:href="#org7de82b6">Display time</text:a></text:p>
          <text:p text:style-name="Contents_20_3"><text:a xlink:type="simple" xlink:href="#orgcab45f6">Config time</text:a></text:p>
          <text:p text:style-name="Contents_20_2"><text:a xlink:type="simple" xlink:href="#orge21d848">Display float time</text:a></text:p>
          <text:p text:style-name="Contents_20_2"><text:a xlink:type="simple" xlink:href="#orgad9ca9d">Display buffered time</text:a></text:p>
          <text:p text:style-name="Contents_20_1"><text:a xlink:type="simple" xlink:href="#orgafa2b06">Commands</text:a></text:p>
          <text:p text:style-name="Contents_20_2"><text:a xlink:type="simple" xlink:href="#orgaefd111">Server Attributes</text:a></text:p>
          <text:p text:style-name="Contents_20_3"><text:a xlink:type="simple" xlink:href="#orgc1e2ebf">Find hostname</text:a></text:p>
          <text:p text:style-name="Contents_20_3"><text:a xlink:type="simple" xlink:href="#orge596e4a">Changing server hostname</text:a></text:p>
          <text:p text:style-name="Contents_20_2"><text:a xlink:type="simple" xlink:href="#org7bda5c8">Show wifi password</text:a></text:p>
          <text:p text:style-name="Contents_20_2"><text:a xlink:type="simple" xlink:href="#org408a6b1">Instal *.deb file</text:a></text:p>
          <text:p text:style-name="Contents_20_2"><text:a xlink:type="simple" xlink:href="#orgb2ca160">Uninstall &amp; purge any programm</text:a></text:p>
          <text:p text:style-name="Contents_20_2"><text:a xlink:type="simple" xlink:href="#org1879e93">Verify service</text:a></text:p>
          <text:p text:style-name="Contents_20_2"><text:a xlink:type="simple" xlink:href="#org4682d86">Show what on port</text:a></text:p>
          <text:p text:style-name="Contents_20_2"><text:a xlink:type="simple" xlink:href="#org0bd68e5">MySQL</text:a></text:p>
          <text:p text:style-name="Contents_20_3"><text:a xlink:type="simple" xlink:href="#orga534fcc">connecting to the server</text:a></text:p>
          <text:p text:style-name="Contents_20_2"><text:a xlink:type="simple" xlink:href="#orge3b546a">Kill an process/app</text:a></text:p>
          <text:p text:style-name="Contents_20_2"><text:a xlink:type="simple" xlink:href="#orge844234">Install an .deb file</text:a></text:p>
          <text:p text:style-name="Contents_20_3"><text:a xlink:type="simple" xlink:href="#orgedde974">Using dpkg</text:a></text:p>
          <text:p text:style-name="Contents_20_2"><text:a xlink:type="simple" xlink:href="#org7fd8ec8">Convert image</text:a></text:p>
          <text:p text:style-name="Contents_20_2"><text:a xlink:type="simple" xlink:href="#org4d25c18">Copy a file</text:a></text:p>
          <text:p text:style-name="Contents_20_2"><text:a xlink:type="simple" xlink:href="#org7aad919">Docker</text:a></text:p>
          <text:p text:style-name="Contents_20_1"><text:a xlink:type="simple" xlink:href="#org269aaf8">Google</text:a></text:p>
        </text:index-body>
      </text:table-of-content>
      <text:h text:style-name="Heading_20_1_unnumbered" text:outline-level="1" text:is-list-header="true">
<text:bookmark-start text:name="OrgXref.orgd8d13c5"/>
<text:bookmark text:name="orgd8d13c5"/>VIM
<text:bookmark-end text:name="OrgXref.orgd8d13c5"/></text:h>
      <text:h text:style-name="Heading_20_2_unnumbered" text:outline-level="2" text:is-list-header="true">
<text:bookmark-start text:name="OrgXref.org2442749"/>
<text:bookmark text:name="org2442749"/>Structuring vim sentences
<text:bookmark-end text:name="OrgXref.org2442749"/></text:h>
      <text:list text:style-name="OrgBulletedList" text:continue-numbering="false">
        <text:list-item>
          <text:p text:style-name="Text_20_body"><text:span text:style-name="Bold">b</text:span> + <text:span text:style-name="Bold">number</text:span> + <text:span text:style-name="Bold">motion</text:span>
</text:p>
        </text:list-item>
        <text:list-item>
          <text:p text:style-name="Text_20_body">b = an operator
</text:p>
        </text:list-item>
        <text:list-item>
          <text:p text:style-name="Text_20_body">motion = like $ w e
</text:p>
        </text:list-item>
      </text:list>
      <text:h text:style-name="Heading_20_2_unnumbered" text:outline-level="2" text:is-list-header="true">
<text:bookmark-start text:name="OrgXref.org1278d63"/>
<text:bookmark text:name="org1278d63"/>Moving
<text:bookmark-end text:name="OrgXref.org1278d63"/></text:h>
      <text:p text:style-name="Text_20_body"><text:span text:style-name="Bold">This is the motions</text:span>
</text:p>
      <text:list text:style-name="OrgBulletedList" text:continue-numbering="false">
        <text:list-item>
          <text:p text:style-name="Text_20_body">$ = end of the line
</text:p>
        </text:list-item>
        <text:list-item>
          <text:p text:style-name="Text_20_body">w = forward word
</text:p>
        </text:list-item>
        <text:list-item>
          <text:p text:style-name="Text_20_body">e = end of the current word
</text:p>
        </text:list-item>
        <text:list-item>
          <text:p text:style-name="Text_20_body">0 = move to start of the line
</text:p>
        </text:list-item>
        <text:list-item>
          <text:p text:style-name="Text_20_body">G = move to the bottom
</text:p>
        </text:list-item>
        <text:list-item>
          <text:p text:style-name="Text_20_body">12G = go to line 12
</text:p>
        </text:list-item>
        <text:list-item>
          <text:p text:style-name="Text_20_body">gg = start of the page
</text:p>
        </text:list-item>
      </text:list>
      <text:h text:style-name="Heading_20_2_unnumbered" text:outline-level="2" text:is-list-header="true">
<text:bookmark-start text:name="OrgXref.org257913a"/>
<text:bookmark text:name="org257913a"/>Deleting
<text:bookmark-end text:name="OrgXref.org257913a"/></text:h>
      <text:list text:style-name="OrgBulletedList" text:continue-numbering="false">
        <text:list-item>
          <text:p text:style-name="Text_20_body">x = delete letter
</text:p>
        </text:list-item>
        <text:list-item>
          <text:p text:style-name="Text_20_body">d = delete
</text:p>
        </text:list-item>
        <text:list-item>
          <text:p text:style-name="Text_20_body">dd = delete line
</text:p>
        </text:list-item>
        <text:list-item>
          <text:p text:style-name="Text_20_body">dw = delete word
</text:p>
        </text:list-item>
      </text:list>
      <text:h text:style-name="Heading_20_2_unnumbered" text:outline-level="2" text:is-list-header="true">
<text:bookmark-start text:name="OrgXref.org54b7b21"/>
<text:bookmark text:name="org54b7b21"/>Inserting
<text:bookmark-end text:name="OrgXref.org54b7b21"/></text:h>
      <text:list text:style-name="OrgBulletedList" text:continue-numbering="false">
        <text:list-item>
          <text:p text:style-name="Text_20_body">i = insert
</text:p>
        </text:list-item>
        <text:list-item>
          <text:p text:style-name="Text_20_body">a = insert but after one letter
</text:p>
        </text:list-item>
        <text:list-item>
          <text:p text:style-name="Text_20_body">o = insert below the cursor
</text:p>
        </text:list-item>
        <text:list-item>
          <text:p text:style-name="Text_20_body">O = insert upper the cursor
</text:p>
        </text:list-item>
      </text:list>
      <text:h text:style-name="Heading_20_2_unnumbered" text:outline-level="2" text:is-list-header="true">
<text:bookmark-start text:name="OrgXref.org2b48ae2"/>
<text:bookmark text:name="org2b48ae2"/>Undo Redo
<text:bookmark-end text:name="OrgXref.org2b48ae2"/></text:h>
      <text:list text:style-name="OrgBulletedList" text:continue-numbering="false">
        <text:list-item>
          <text:p text:style-name="Text_20_body">u = undo
</text:p>
        </text:list-item>
        <text:list-item>
          <text:p text:style-name="Text_20_body">U = fix the whole line
</text:p>
        </text:list-item>
        <text:list-item>
          <text:p text:style-name="Text_20_body">C-r = redo
</text:p>
        </text:list-item>
      </text:list>
      <text:h text:style-name="Heading_20_2_unnumbered" text:outline-level="2" text:is-list-header="true">
<text:bookmark-start text:name="OrgXref.orgf2f3e83"/>
<text:bookmark text:name="orgf2f3e83"/>Copy, paste &amp; replace
<text:bookmark-end text:name="OrgXref.orgf2f3e83"/></text:h>
      <text:list text:style-name="OrgBulletedList" text:continue-numbering="false">
        <text:list-item>
          <text:p text:style-name="Text_20_body">y = copy/yank
</text:p>
        </text:list-item>
        <text:list-item>
          <text:p text:style-name="Text_20_body">yy = yank line
</text:p>
        </text:list-item>
        <text:list-item>
          <text:p text:style-name="Text_20_body">p = for pasting the delted content
</text:p>
        </text:list-item>
        <text:list-item>
          <text:p text:style-name="Text_20_body">rx = for remplacing the cursor selected letter with the “x”
</text:p>
        </text:list-item>
        <text:list-item>
          <text:p text:style-name="Text_20_body">ce = change until the end of the line
</text:p>
        </text:list-item>
        <text:list-item>
          <text:p text:style-name="Text_20_body">cc = the whole line
</text:p>
        </text:list-item>
      </text:list>
      <text:h text:style-name="Heading_20_2_unnumbered" text:outline-level="2" text:is-list-header="true">
<text:bookmark-start text:name="OrgXref.orgbd1ab5f"/>
<text:bookmark text:name="orgbd1ab5f"/>Search
<text:bookmark-end text:name="OrgXref.orgbd1ab5f"/></text:h>
      <text:list text:style-name="OrgBulletedList" text:continue-numbering="false">
        <text:list-item>
          <text:p text:style-name="Text_20_body">/ = search trhough the doc
</text:p>
        </text:list-item>
        <text:list-item>
          <text:p text:style-name="Text_20_body">? = search to the backward position
</text:p>
        </text:list-item>
        <text:list-item>
          <text:p text:style-name="Text_20_body">n = search the last thing you search
</text:p>
        </text:list-item>
        <text:list-item>
          <text:p text:style-name="Text_20_body">N = same but in the opposite position
</text:p>
        </text:list-item>
        <text:list-item>
          <text:p text:style-name="Text_20_body">C-0 = to go back where you are
</text:p>
        </text:list-item>
        <text:list-item>
          <text:p text:style-name="Text_20_body">% = search the end of an { ( [ ] ) }
</text:p>
        </text:list-item>
      </text:list>
      <text:h text:style-name="Heading_20_2_unnumbered" text:outline-level="2" text:is-list-header="true">
<text:bookmark-start text:name="OrgXref.org9e9635e"/>
<text:bookmark text:name="org9e9635e"/>Modify file type
<text:bookmark-end text:name="OrgXref.org9e9635e"/></text:h>
      <text:list text:style-name="OrgBulletedList" text:continue-numbering="false">
        <text:list-item>
          <text:p text:style-name="Text_20_body">s = substitute :s/old/new/g to substitute ’new’ for ’old’
</text:p>
        </text:list-item>
      </text:list>
      <text:h text:style-name="Heading_20_2_unnumbered" text:outline-level="2" text:is-list-header="true">
<text:bookmark-start text:name="OrgXref.orgac3b1dc"/>
<text:bookmark text:name="orgac3b1dc"/>Commands
<text:bookmark-end text:name="OrgXref.orgac3b1dc"/></text:h>
      <text:list text:style-name="OrgBulletedList" text:continue-numbering="false">
        <text:list-item>
          <text:p text:style-name="Text_20_body">:! = type an terminal/external command
</text:p>
        </text:list-item>
        <text:list-item>
          <text:p text:style-name="Text_20_body">r = retrieving an file (usefull when you make shit)
</text:p>
        </text:list-item>
        <text:list-item>
          <text:p text:style-name="Text_20_body">R = to remplace than more than one caracter
</text:p>
        </text:list-item>
      </text:list>
      <text:h text:style-name="Heading_20_2_unnumbered" text:outline-level="2" text:is-list-header="true">
<text:bookmark-start text:name="OrgXref.org6e65926"/>
<text:bookmark text:name="org6e65926"/>Tips
<text:bookmark-end text:name="OrgXref.org6e65926"/></text:h>
      <text:p text:style-name="Text_20_body">v + :w nameOfTheFile = you can select an precize part and save it.
</text:p>
      <text:h text:style-name="Heading_20_1_unnumbered" text:outline-level="1" text:is-list-header="true">
<text:bookmark-start text:name="OrgXref.org33fab51"/>
<text:bookmark text:name="org33fab51"/>Emacs
<text:bookmark-end text:name="OrgXref.org33fab51"/></text:h>
      <text:p text:style-name="Text_20_body"><text:a xlink:type="simple" xlink:href="https://github.com/niyumard/Doom-Emacs-Cheat-Sheet">Ultimate cheatsheet</text:a>
</text:p>
      <text:h text:style-name="Heading_20_2_unnumbered" text:outline-level="2" text:is-list-header="true">
<text:bookmark-start text:name="OrgXref.org1ec95f7"/>
<text:bookmark text:name="org1ec95f7"/>Browse internet
<text:bookmark-end text:name="OrgXref.org1ec95f7"/></text:h>
      <text:list text:style-name="OrgBulletedList" text:continue-numbering="false">
        <text:list-item>
          <text:p text:style-name="Text_20_body">wwe
</text:p>
        </text:list-item>
      </text:list>
      <text:h text:style-name="Heading_20_2_unnumbered" text:outline-level="2" text:is-list-header="true">
<text:bookmark-start text:name="OrgXref.org922d659"/>
<text:bookmark text:name="org922d659"/>Search internet
<text:bookmark-end text:name="OrgXref.org922d659"/></text:h>
      <text:p text:style-name="Text_20_body">M-k
</text:p>
      <text:h text:style-name="Heading_20_2_unnumbered" text:outline-level="2" text:is-list-header="true">
<text:bookmark-start text:name="OrgXref.orgb28d557"/>
<text:bookmark text:name="orgb28d557"/>Exporting file
<text:bookmark-end text:name="OrgXref.orgb28d557"/></text:h>
      <text:list text:style-name="OrgBulletedList" text:continue-numbering="false">
        <text:list-item>
          <text:p text:style-name="Text_20_body">C-c C-e
</text:p>
        </text:list-item>
      </text:list>
      <text:p text:style-name="Text_20_body">Remove the table of content when exporting
</text:p>
      <text:p text:style-name="OrgSrcBlockLastLine">#+OPTIONS:<text:s/>toc:nil<text:s/><text:s/><text:s/><text:s/><text:s/><text:s/><text:s/><text:s/>(no<text:s/>default<text:s/>TOC<text:s/>at<text:s/>all)</text:p>
      <text:p text:style-name="OrgSrcBlockLastLine">#+OPTIONS:<text:s/>num:nil</text:p>
      <text:h text:style-name="Heading_20_2_unnumbered" text:outline-level="2" text:is-list-header="true">
<text:bookmark-start text:name="OrgXref.orgd87de57"/>
<text:bookmark text:name="orgd87de57"/>Open file
<text:bookmark-end text:name="OrgXref.orgd87de57"/></text:h>
      <text:h text:style-name="Heading_20_3_unnumbered" text:outline-level="3" text:is-list-header="true">
<text:bookmark-start text:name="OrgXref.org0297452"/>
<text:bookmark text:name="org0297452"/>Local
<text:bookmark-end text:name="OrgXref.org0297452"/></text:h>
      <text:p text:style-name="Text_20_body">C-x C-f
</text:p>
      <text:h text:style-name="Heading_20_3_unnumbered" text:outline-level="3" text:is-list-header="true">
<text:bookmark-start text:name="OrgXref.org7635f0a"/>
<text:bookmark text:name="org7635f0a"/>SSH
<text:bookmark-end text:name="OrgXref.org7635f0a"/></text:h>
      <text:p text:style-name="Text_20_body">C-x C-f /ssh:user@host:/path/to/file
</text:p>
      <text:h text:style-name="Heading_20_2_unnumbered" text:outline-level="2" text:is-list-header="true">
<text:bookmark-start text:name="OrgXref.orgb405f69"/>
<text:bookmark text:name="orgb405f69"/>Remove &amp; rename file
<text:bookmark-end text:name="OrgXref.orgb405f69"/></text:h>
      <text:p text:style-name="Text_20_body">:delete-file :rename-file
</text:p>
      <text:h text:style-name="Heading_20_2_unnumbered" text:outline-level="2" text:is-list-header="true">
<text:bookmark-start text:name="OrgXref.org625d018"/>
<text:bookmark text:name="org625d018"/>Split and windows manager
<text:bookmark-end text:name="OrgXref.org625d018"/></text:h>
      <text:h text:style-name="Heading_20_3_unnumbered" text:outline-level="3" text:is-list-header="true">
<text:bookmark-start text:name="OrgXref.org05965cc"/>
<text:bookmark text:name="org05965cc"/>Split
<text:bookmark-end text:name="OrgXref.org05965cc"/></text:h>
      <text:list text:style-name="OrgBulletedList" text:continue-numbering="false">
        <text:list-item>
          <text:p text:style-name="Text_20_body">C-x 2 or C-x 3 etc…
</text:p>
        </text:list-item>
      </text:list>
      <text:h text:style-name="Heading_20_3_unnumbered" text:outline-level="3" text:is-list-header="true">
<text:bookmark-start text:name="OrgXref.org6ed141a"/>
<text:bookmark text:name="org6ed141a"/>Delete
<text:bookmark-end text:name="OrgXref.org6ed141a"/></text:h>
      <text:list text:style-name="OrgBulletedList" text:continue-numbering="false">
        <text:list-item>
          <text:p text:style-name="Text_20_body">C-x 0
</text:p>
        </text:list-item>
      </text:list>
      <text:h text:style-name="Heading_20_3_unnumbered" text:outline-level="3" text:is-list-header="true">
<text:bookmark-start text:name="OrgXref.org7606579"/>
<text:bookmark text:name="org7606579"/>Move to
<text:bookmark-end text:name="OrgXref.org7606579"/></text:h>
      <text:list text:style-name="OrgBulletedList" text:continue-numbering="false">
        <text:list-item>
          <text:p text:style-name="Text_20_body">o
</text:p>
        </text:list-item>
      </text:list>
      <text:h text:style-name="Heading_20_2_unnumbered" text:outline-level="2" text:is-list-header="true">
<text:bookmark-start text:name="OrgXref.orgb4e4dfb"/>
<text:bookmark text:name="orgb4e4dfb"/>Resize text
<text:bookmark-end text:name="OrgXref.orgb4e4dfb"/></text:h>
      <text:p text:style-name="Text_20_body">C-x + or - or C-+ or C–
</text:p>
      <text:h text:style-name="Heading_20_2_unnumbered" text:outline-level="2" text:is-list-header="true">
<text:bookmark-start text:name="OrgXref.org616c057"/>
<text:bookmark text:name="org616c057"/>Inserting links
<text:bookmark-end text:name="OrgXref.org616c057"/></text:h>
      <text:list text:style-name="OrgBulletedList" text:continue-numbering="false">
        <text:list-item>
          <text:p text:style-name="Text_20_body">C-c C-l
</text:p>
        </text:list-item>
      </text:list>
      <text:h text:style-name="Heading_20_2_unnumbered" text:outline-level="2" text:is-list-header="true">
<text:bookmark-start text:name="OrgXref.org3d2111a"/>
<text:bookmark text:name="org3d2111a"/>Calculating table formula
<text:bookmark-end text:name="OrgXref.org3d2111a"/></text:h>
      <text:p text:style-name="Text_20_body">:org-table-eval-formula or C-c = dedicated buffer C-c ’ @6$2: ligne6 colonne2
</text:p>
      <text:h text:style-name="Heading_20_3_unnumbered" text:outline-level="3" text:is-list-header="true">
<text:bookmark-start text:name="OrgXref.org36553f1"/>
<text:bookmark text:name="org36553f1"/>ou ajouter en dessous du tableau
<text:bookmark-end text:name="OrgXref.org36553f1"/></text:h>
      <text:h text:style-name="Heading_20_3_unnumbered" text:outline-level="3" text:is-list-header="true">
<text:bookmark-start text:name="OrgXref.org1e00434"/>
<text:bookmark text:name="org1e00434"/>Mettre à jour automatiquement (recalculer les formules)
<text:bookmark-end text:name="OrgXref.org1e00434"/></text:h>
      <text:p text:style-name="Text_20_body">C-c * ou M-x org-ctrl-star
</text:p>
      <text:h text:style-name="Heading_20_2_unnumbered" text:outline-level="2" text:is-list-header="true">
<text:bookmark-start text:name="OrgXref.org8ba3d5a"/>
<text:bookmark text:name="org8ba3d5a"/><text:a xlink:type="simple" xlink:href="https://orgmode.org/worg/org-tutorials/org-spreadsheet-intro.html">Showing table reference (where you are)</text:a>
<text:bookmark-end text:name="OrgXref.org8ba3d5a"/></text:h>
      <text:p text:style-name="Text_20_body">C-c ?
</text:p>
      <text:h text:style-name="Heading_20_3_unnumbered" text:outline-level="3" text:is-list-header="true">
<text:bookmark-start text:name="OrgXref.org2519078"/>
<text:bookmark text:name="org2519078"/>Dedicated buffer
<text:bookmark-end text:name="OrgXref.org2519078"/></text:h>
      <text:p text:style-name="Text_20_body">C-c ’
</text:p>
      <text:h text:style-name="Heading_20_2_unnumbered" text:outline-level="2" text:is-list-header="true">
<text:bookmark-start text:name="OrgXref.org699ebfb"/>
<text:bookmark text:name="org699ebfb"/>Journal
<text:bookmark-end text:name="OrgXref.org699ebfb"/></text:h>
      <text:list text:style-name="OrgBulletedList" text:continue-numbering="false">
        <text:list-item>
          <text:p text:style-name="Text_20_body">SPC M-xj
</text:p>
        </text:list-item>
      </text:list>
      <text:h text:style-name="Heading_20_2_unnumbered" text:outline-level="2" text:is-list-header="true">
<text:bookmark-start text:name="OrgXref.orgd6bb3a7"/>
<text:bookmark text:name="orgd6bb3a7"/>Recherche internet
<text:bookmark-end text:name="OrgXref.orgd6bb3a7"/></text:h>
      <text:list text:style-name="OrgBulletedList" text:continue-numbering="false">
        <text:list-item>
          <text:p text:style-name="Text_20_body">M-k
</text:p>
        </text:list-item>
        <text:list-item>
          <text:p text:style-name="Text_20_body">tab M-
</text:p>
        </text:list-item>
      </text:list>
      <text:h text:style-name="Heading_20_2_unnumbered" text:outline-level="2" text:is-list-header="true">
<text:bookmark-start text:name="OrgXref.org1b23c9f"/>
<text:bookmark text:name="org1b23c9f"/>TABS
<text:bookmark-end text:name="OrgXref.org1b23c9f"/></text:h>
      <text:h text:style-name="Heading_20_3_unnumbered" text:outline-level="3" text:is-list-header="true">
<text:bookmark-start text:name="OrgXref.orge29f943"/>
<text:bookmark text:name="orge29f943"/>Create
<text:bookmark-end text:name="OrgXref.orge29f943"/></text:h>
      <text:p text:style-name="Text_20_body">cmd t
</text:p>
      <text:h text:style-name="Heading_20_3_unnumbered" text:outline-level="3" text:is-list-header="true">
<text:bookmark-start text:name="OrgXref.orgebb84f7"/>
<text:bookmark text:name="orgebb84f7"/>Switch
<text:bookmark-end text:name="OrgXref.orgebb84f7"/></text:h>
      <text:list text:style-name="OrgBulletedList" text:continue-numbering="false">
        <text:list-item>
          <text:p text:style-name="Text_20_body">SPC tab 1 / 2 / 3 / etc…
</text:p>
        </text:list-item>
        <text:list-item>
          <text:p text:style-name="Text_20_body">SPC tab .
</text:p>
        </text:list-item>
      </text:list>
      <text:h text:style-name="Heading_20_3_unnumbered" text:outline-level="3" text:is-list-header="true">
<text:bookmark-start text:name="OrgXref.orga74640e"/>
<text:bookmark text:name="orga74640e"/>Delete
<text:bookmark-end text:name="OrgXref.orga74640e"/></text:h>
      <text:list text:style-name="OrgBulletedList" text:continue-numbering="false">
        <text:list-item>
          <text:p text:style-name="Text_20_body">cmd w
</text:p>
        </text:list-item>
        <text:list-item>
          <text:p text:style-name="Text_20_body">spc tab d
</text:p>
        </text:list-item>
      </text:list>
      <text:p text:style-name="Text_20_body">**
</text:p>
      <text:h text:style-name="Heading_20_2_unnumbered" text:outline-level="2" text:is-list-header="true">
<text:bookmark-start text:name="OrgXref.org7de82b6"/>
<text:bookmark text:name="org7de82b6"/>Display time
<text:bookmark-end text:name="OrgXref.org7de82b6"/></text:h>
      <text:p text:style-name="Text_20_body">:display-time-mode
</text:p>
      <text:h text:style-name="Heading_20_3_unnumbered" text:outline-level="3" text:is-list-header="true">
<text:bookmark-start text:name="OrgXref.orgcab45f6"/>
<text:bookmark text:name="orgcab45f6"/>Config time
<text:bookmark-end text:name="OrgXref.orgcab45f6"/></text:h>
      <text:p text:style-name="Text_20_body">(setq display-time-24hr-format t ; Affiche l’heure en format 24 heures. display-time-day-and-date t) ; Affiche également la date. (display-time-mode 1) ; Active l’horloge.
</text:p>
      <text:h text:style-name="Heading_20_2_unnumbered" text:outline-level="2" text:is-list-header="true">
<text:bookmark-start text:name="OrgXref.orge21d848"/>
<text:bookmark text:name="orge21d848"/>Display float time
<text:bookmark-end text:name="OrgXref.orge21d848"/></text:h>
      <text:p text:style-name="Text_20_body">:display-time-world
</text:p>
      <text:h text:style-name="Heading_20_2_unnumbered" text:outline-level="2" text:is-list-header="true">
<text:bookmark-start text:name="OrgXref.orgad9ca9d"/>
<text:bookmark text:name="orgad9ca9d"/>Display buffered time
<text:bookmark-end text:name="OrgXref.orgad9ca9d"/></text:h>
      <text:p text:style-name="Text_20_body">(defun open-clock-buffer () “Open a buffer displaying the current time.” (interactive) (let ((buf (get-buffer-create “<text:span text:style-name="Bold">Clock</text:span>”))) (with-current-buffer buf (erase-buffer) (insert (format-time-string “%A, %d %B %Y<text:span text:style-name="OrgCode">\n</text:span>%H:%M:%S”)) (goto-char (point-min)) (display-buffer buf) (run-with-timer 1 nil (lambda () (with-current-buffer “<text:span text:style-name="Bold">Clock</text:span>” (erase-buffer) (insert (format-time-string “%A, %d %B %Y<text:span text:style-name="OrgCode">\n</text:span>%H:%M:%S”)) (goto-char (point-min))))))))
</text:p>
      <text:h text:style-name="Heading_20_1_unnumbered" text:outline-level="1" text:is-list-header="true">
<text:bookmark-start text:name="OrgXref.orgafa2b06"/>
<text:bookmark text:name="orgafa2b06"/>Commands
<text:bookmark-end text:name="OrgXref.orgafa2b06"/></text:h>
      <text:h text:style-name="Heading_20_2_unnumbered" text:outline-level="2" text:is-list-header="true">
<text:bookmark-start text:name="OrgXref.orgaefd111"/>
<text:bookmark text:name="orgaefd111"/>Server Attributes
<text:bookmark-end text:name="OrgXref.orgaefd111"/></text:h>
      <text:h text:style-name="Heading_20_3_unnumbered" text:outline-level="3" text:is-list-header="true">
<text:bookmark-start text:name="OrgXref.orgc1e2ebf"/>
<text:bookmark text:name="orgc1e2ebf"/>Find hostname
<text:bookmark-end text:name="OrgXref.orgc1e2ebf"/></text:h>
      <text:p text:style-name="OrgSrcBlockLastLine">hostnamectl</text:p>
      <text:h text:style-name="Heading_20_3_unnumbered" text:outline-level="3" text:is-list-header="true">
<text:bookmark-start text:name="OrgXref.orge596e4a"/>
<text:bookmark text:name="orge596e4a"/>Changing server hostname
<text:bookmark-end text:name="OrgXref.orge596e4a"/></text:h>
      <text:p text:style-name="OrgSrcBlockLastLine"><text:span text:style-name="OrgSrcFontLockTypeFace">sudo</text:span><text:s/>hostnamectl<text:s/>set-hostname<text:s/>value</text:p>
      <text:h text:style-name="Heading_20_2_unnumbered" text:outline-level="2" text:is-list-header="true">
<text:bookmark-start text:name="OrgXref.org7bda5c8"/>
<text:bookmark text:name="org7bda5c8"/>Show wifi password
<text:bookmark-end text:name="OrgXref.org7bda5c8"/></text:h>
      <text:p text:style-name="OrgSrcBlockLastLine">security<text:s/>find-generic-password<text:s/>-ga<text:s/>nom_du_reseau_wifi<text:s/>|<text:s/>grep<text:s/>"password:"</text:p>
      <text:h text:style-name="Heading_20_2_unnumbered" text:outline-level="2" text:is-list-header="true">
<text:bookmark-start text:name="OrgXref.org408a6b1"/>
<text:bookmark text:name="org408a6b1"/>Instal *.deb file
<text:bookmark-end text:name="OrgXref.org408a6b1"/></text:h>
      <text:p text:style-name="OrgSrcBlockLastLine">sudo<text:s/>dpkg<text:s/>-i<text:s/>package_file.deb</text:p>
      <text:h text:style-name="Heading_20_2_unnumbered" text:outline-level="2" text:is-list-header="true">
<text:bookmark-start text:name="OrgXref.orgb2ca160"/>
<text:bookmark text:name="orgb2ca160"/>Uninstall &amp; purge any programm
<text:bookmark-end text:name="OrgXref.orgb2ca160"/></text:h>
      <text:p text:style-name="OrgSrcBlockLastLine"><text:span text:style-name="OrgSrcFontLockTypeFace">sudo</text:span><text:s/>apt-get<text:s/>remove<text:s/>--purge<text:s/>programmName</text:p>
      <text:h text:style-name="Heading_20_2_unnumbered" text:outline-level="2" text:is-list-header="true">
<text:bookmark-start text:name="OrgXref.org1879e93"/>
<text:bookmark text:name="org1879e93"/>Verify service
<text:bookmark-end text:name="OrgXref.org1879e93"/></text:h>
      <text:p text:style-name="OrgSrcBlockLastLine">sudo<text:s/>systemctl<text:s/>status<text:s/>name</text:p>
      <text:h text:style-name="Heading_20_2_unnumbered" text:outline-level="2" text:is-list-header="true">
<text:bookmark-start text:name="OrgXref.org4682d86"/>
<text:bookmark text:name="org4682d86"/>Show what on port
<text:bookmark-end text:name="OrgXref.org4682d86"/></text:h>
      <text:p text:style-name="OrgSrcBlockLastLine"><text:span text:style-name="OrgSrcFontLockTypeFace">sudo</text:span><text:s/>lsof<text:s/>-i<text:s/>-P<text:s/>-n<text:s/>|<text:s/><text:span text:style-name="OrgSrcFontLockTypeFace">grep</text:span><text:s/><text:span text:style-name="OrgSrcHighlightNumbersNumber">80</text:span></text:p>
      <text:h text:style-name="Heading_20_2_unnumbered" text:outline-level="2" text:is-list-header="true">
<text:bookmark-start text:name="OrgXref.org0bd68e5"/>
<text:bookmark text:name="org0bd68e5"/>MySQL
<text:bookmark-end text:name="OrgXref.org0bd68e5"/></text:h>
      <text:h text:style-name="Heading_20_3_unnumbered" text:outline-level="3" text:is-list-header="true">
<text:bookmark-start text:name="OrgXref.orga534fcc"/>
<text:bookmark text:name="orga534fcc"/>connecting to the server
<text:bookmark-end text:name="OrgXref.orga534fcc"/></text:h>
      <text:p text:style-name="OrgSrcBlockLastLine">mysql<text:s/>-h<text:s/>host<text:s/>-u<text:s/>user<text:s/>-p</text:p>
      <text:p text:style-name="Text_20_body">If you are same machine
</text:p>
      <text:p text:style-name="OrgSrcBlockLastLine">mysql<text:s/>-u<text:s/>user<text:s/>-p</text:p>
      <text:h text:style-name="Heading_20_2_unnumbered" text:outline-level="2" text:is-list-header="true">
<text:bookmark-start text:name="OrgXref.orge3b546a"/>
<text:bookmark text:name="orge3b546a"/>Kill an process/app
<text:bookmark-end text:name="OrgXref.orge3b546a"/></text:h>
      <text:p text:style-name="OrgSrcBlockLastLine">pkill<text:s/>-x<text:s/>Emacs</text:p>
      <text:h text:style-name="Heading_20_2_unnumbered" text:outline-level="2" text:is-list-header="true">
<text:bookmark-start text:name="OrgXref.orge844234"/>
<text:bookmark text:name="orge844234"/>Install an .deb file
<text:bookmark-end text:name="OrgXref.orge844234"/></text:h>
      <text:h text:style-name="Heading_20_3_unnumbered" text:outline-level="3" text:is-list-header="true">
<text:bookmark-start text:name="OrgXref.orgedde974"/>
<text:bookmark text:name="orgedde974"/>Using dpkg
<text:bookmark-end text:name="OrgXref.orgedde974"/></text:h>
      <text:p text:style-name="OrgSrcBlockLastLine"><text:span text:style-name="OrgSrcFontLockTypeFace">sudo</text:span><text:s/>dpkg<text:s/>-i<text:s/>package_name.deb</text:p>
      <text:h text:style-name="Heading_20_2_unnumbered" text:outline-level="2" text:is-list-header="true">
<text:bookmark-start text:name="OrgXref.org7fd8ec8"/>
<text:bookmark text:name="org7fd8ec8"/>Convert image
<text:bookmark-end text:name="OrgXref.org7fd8ec8"/></text:h>
      <text:p text:style-name="OrgSrcBlockLastLine">magick<text:s/>image.png<text:s/>image.gif</text:p>
      <text:h text:style-name="Heading_20_2_unnumbered" text:outline-level="2" text:is-list-header="true">
<text:bookmark-start text:name="OrgXref.org4d25c18"/>
<text:bookmark text:name="org4d25c18"/>Copy a file
<text:bookmark-end text:name="OrgXref.org4d25c18"/></text:h>
      <text:p text:style-name="Text_20_body">cp ancien-fichier.org nouveau-fichier.org
</text:p>
      <text:h text:style-name="Heading_20_2_unnumbered" text:outline-level="2" text:is-list-header="true">
<text:bookmark-start text:name="OrgXref.org7aad919"/>
<text:bookmark text:name="org7aad919"/>Docker
<text:bookmark-end text:name="OrgXref.org7aad919"/></text:h>
      <text:p text:style-name="Text_20_body">Lister les containers docker
</text:p>
      <text:p text:style-name="OrgSrcBlockLastLine">docker<text:s/>ps<text:s/>-a</text:p>
      <text:h text:style-name="Heading_20_1_unnumbered" text:outline-level="1" text:is-list-header="true">
<text:bookmark-start text:name="OrgXref.org269aaf8"/>
<text:bookmark text:name="org269aaf8"/>Google
<text:bookmark-end text:name="OrgXref.org269aaf8"/></text:h>
      <text:p text:style-name="Text_20_body"><text:a xlink:type="simple" xlink:href="https://kinsta.com/blog/google-search-operators/">Google search operator list</text:a>
filetype:pdf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HighlightNumbersNumber" style:family="text">
      <style:text-properties fo:color="#bbc2cf"/>
    </style:style>
    <style:style style:name="OrgSrcFontLockTypeFace" style:family="text">
      <style:text-properties fo:color="#ecbe7b"/>
    </style:style>
    <style:style style:name="OrgSrcBlock" style:family="paragraph" style:parent-style-name="Preformatted_20_Text">
      <style:paragraph-properties fo:background-color="#282c34" fo:padding="0.049cm" fo:border="0.51pt solid #000000" style:shadow="none">
        <style:background-image/>
      </style:paragraph-properties>
      <style:text-properties fo:color="#bbc2c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Hadrien KLOTZ</dc:creator>
    <meta:initial-creator>Hadrien KLOTZ</meta:initial-creator>
    <dc:date>2024-12-12T19:24:01</dc:date>
    <meta:creation-date>2024-12-12T19:24:01</meta:creation-date>
    <meta:generator>Emacs 29.4 (Org mode 9.7.11)</meta:generator>
    <meta:keyword/>
    <dc:subject/>
    <dc:title>Emacs Shortcuts</dc:title>
  </office:meta>
</office:document-meta>
</file>